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01">
            <text:p>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1040">
            <text:p>10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976">
            <text:p>2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816">
            <text:p>18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983">
            <text:p>49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ichmond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oanoke Office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8">
            <text:p>16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66">
            <text:p>5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46">
            <text:p>1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16">
            <text:p>4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01">
            <text:p>20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8">
            <text:p>19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000">
            <text:p>80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868">
            <text:p>18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7">
            <text:p>15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2">
            <text:p>1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764">
            <text:p>127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59">
            <text:p>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8">
            <text:p>1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57">
            <text:p>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70">
            <text:p>7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47">
            <text:p>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62">
            <text:p>325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259">
            <text:p>25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82">
            <text:p>7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254">
            <text:p>5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43">
            <text:p>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5">
            <text:p>1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6">
            <text:p>8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6">
            <text:p>9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629">
            <text:p>126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434">
            <text:p>19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518">
            <text:p>105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625">
            <text:p>566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1">
            <text:p>14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005">
            <text:p>70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43">
            <text:p>264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9">
            <text:p>1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72">
            <text:p>3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4">
            <text:p>34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78">
            <text:p>5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64">
            <text:p>696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8996">
            <text:p>489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466">
            <text:p>2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33">
            <text:p>33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89">
            <text:p>3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56">
            <text:p>1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1">
            <text:p>55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7">
            <text:p>9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24">
            <text:p>5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22">
            <text:p>12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5">
            <text:p>8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57">
            <text:p>37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17">
            <text:p>5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87">
            <text:p>15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">
            <text:p>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04">
            <text:p>21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79">
            <text:p>367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7">
            <text:p>7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53">
            <text:p>6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5">
            <text:p>3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5">
            <text:p>13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12918">
            <text:p>12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0">
            <text:p>7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251">
            <text:p>2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90">
            <text:p>1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6">
            <text:p>11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1308">
            <text:p>31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203">
            <text:p>5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92">
            <text:p>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5">
            <text:p>44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19">
            <text:p>219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91">
            <text:p>24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27">
            <text:p>320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69">
            <text:p>15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15">
            <text:p>415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06">
            <text:p>31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4">
            <text:p>5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55">
            <text:p>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279">
            <text:p>12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03">
            <text:p>203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8">
            <text:p>87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3">
            <text:p>2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">
            <text:p>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0">
            <text:p>2010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4068">
            <text:p>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